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1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2944" calcext:value-type="float">
            <text:p>68.51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3512" calcext:value-type="float">
            <text:p>67.72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0552" calcext:value-type="float">
            <text:p>66.9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1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1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0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0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0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0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0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0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200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199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2703</text:p>
          </table:table-cell>
          <table:table-cell office:value-type="string" calcext:value-type="string">
            <text:p>199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